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's Collection (16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's Collection (16:1-4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y it is being received (1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 it is to be taken (16:2a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at amount is expected from each person (16:2b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Who will deliver the money to Jerusalem (16:3-4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1 Corinthians 16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Paul's Collection (16:1-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Paul's Commitment (16:5-9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Paul's Commitment (16:5-9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He promises to visit them in Corinth in the near future (16:5-7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He plans to stay in Ephesus for the present (16:8-9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He plans to stay in Ephesus for the present (16:8-9).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When he will leave (16:8): He plans to stay until Pentecost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Why he will stay (16:9): God has opened up a great preaching opportunity for him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aul's Commitment (16:5-9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He promises to visit them in Corinth in the near future (16:5-7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He plans to stay in Ephesus for the present (16:8-9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1 Corinthians 16<text:s text:c="1"/></text:span><text:span text:style-name="a523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Paul's Collection (16:1-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aul's Commitment (16:5-9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Paul'S Coworkers (16:10-12, 15-20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Paul'S Coworkers (16:10-12, 15-20):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Timothy (16:10-11):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imothy (16:10-11):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"Treat him with respect" (16:10): When he comes, they are to warmly welcome this servant of the Lord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"Send him on his way with your blessings when he returns to me" (16:11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Paul'S Coworkers (16:10-12, 15-20):<text:s text:c="1"/></text:span><text:span text:style-name="a566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Timothy (16:10-11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Apollos (16:12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Stephanas (16:15-16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Fortunatus and Achaicus (16:17-1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Aquila and Priscilla (16:19-20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1 Corinthians 16<text:s text:c="1"/></text:span><text:span text:style-name="a590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Paul's Collection (16:1-4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Paul's Commitment (16:5-9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Paul'S Coworkers (16:10-12, 15-20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Paul's Challenges (16:13-14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Paul's Challenges (16:13-14)<text:s text:c="1"/></text:span><text:span text:style-name="a611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"Stand true to what you believe" (16:13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"Everything you do must be done with love" (16:14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Anathema (16:22a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Maranatha (16:22b-24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3" draw:style-name="a630" draw:master-page-name="Master1-Layout12-tx-Title-and-Text" presentation:presentation-page-layout-name="Master1-PPL12" draw:id="Slide-268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1 Corinthians 16<text:s text:c="1"/></text:span><text:span text:style-name="a632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Paul's Collection (16:1-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Paul's Commitment (16:5-9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Paul'S Coworkers (16:10-12, 15-2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Paul's Challenges (16:13-14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6 </dc:title>
    <meta:initial-creator>David STRICKLAND</meta:initial-creator>
    <dc:creator>David STRICKLAND</dc:creator>
    <meta:creation-date>2020-02-22T17:27:03Z</meta:creation-date>
    <dc:date>2020-02-22T17:27:03Z</dc:date>
    <meta:template xlink:href="BibleStudy" xlink:type="simple"/>
    <meta:editing-cycles>1</meta:editing-cycles>
    <meta:editing-duration>PT0S</meta:editing-duration>
    <meta:document-statistic meta:paragraph-count="49" meta:word-count="388"/>
  </office:meta>
</office:document-meta>
</file>